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26b977f" style:font-size-asian="31.5pt" style:font-weight-asian="bold" style:font-size-complex="36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erif" fo:font-size="18pt" fo:font-weight="bold" officeooo:rsid="02138ae9" officeooo:paragraph-rsid="0246a2e9" style:font-size-asian="18pt" style:font-weight-asian="bold" style:font-size-complex="18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Liberation Serif" fo:font-size="15pt" fo:font-weight="normal" officeooo:rsid="02138ae9" officeooo:paragraph-rsid="0246a2e9" style:font-size-asian="15pt" style:font-weight-asian="normal" style:font-size-complex="15pt" style:font-weight-complex="normal"/>
    </style:style>
    <style:style style:name="P6" style:family="paragraph" style:parent-style-name="Text_20_body">
      <style:text-properties fo:font-size="18pt" style:text-underline-style="solid" style:text-underline-width="auto" style:text-underline-color="font-color" fo:font-weight="bold" officeooo:rsid="0270ddae" officeooo:paragraph-rsid="0270ddae" style:font-size-asian="15.75pt" style:font-weight-asian="bold" style:font-size-complex="18pt" style:font-weight-complex="bold"/>
    </style:style>
    <style:style style:name="P7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 style:list-style-name="L3"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Text_20_body" style:list-style-name="L4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Text_20_body" style:list-style-name="L5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Text_20_body">
      <style:text-properties fo:font-size="24pt" style:text-underline-style="solid" style:text-underline-width="auto" style:text-underline-color="font-color" fo:font-weight="bold" officeooo:rsid="0270ddae" officeooo:paragraph-rsid="0270ddae" style:font-size-asian="21pt" style:font-weight-asian="bold" style:font-size-complex="24pt" style:font-weight-complex="bold"/>
    </style:style>
    <style:style style:name="P12" style:family="paragraph" style:parent-style-name="Text_20_body" style:list-style-name="L3">
      <style:paragraph-properties fo:margin-top="0cm" fo:margin-bottom="0cm" loext:contextual-spacing="false"/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Text_20_body" style:list-style-name="L5">
      <style:paragraph-properties fo:margin-top="0cm" fo:margin-bottom="0cm" loext:contextual-spacing="false"/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Heading_20_3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6b97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Y <text:span text:style-name="T4">5</text:span> <text:span text:style-name="T1">ANSIBLE</text:span></text:p>
      <text:p text:style-name="P1"/>
      <text:list xml:id="list9085626021429107647" text:style-name="L1">
        <text:list-item>
          <text:p text:style-name="P2"><text:span text:style-name="T2">Assignment </text:span><text:span text:style-name="T3">1</text:span></text:p>
          <text:p text:style-name="P5">All needs to be done using ansible modules with jenkins There will be three jenkins jobs, Provisioning, Build, Deployment.</text:p>
        </text:list-item>
      </text:list>
      <text:p text:style-name="P7">Provisioning:-</text:p>
      <text:list xml:id="list277978755091135800" text:style-name="L3">
        <text:list-item>
          <text:p text:style-name="P12">Provision application servers, for example - java, tomcat are required for a java project. </text:p>
        </text:list-item>
        <text:list-item>
          <text:p text:style-name="P8">This job will be a separate job and can be executed to any machine on requirement. </text:p>
        </text:list-item>
      </text:list>
      <text:p text:style-name="P14"><text:bookmark text:name="user-content-build-and-deployment-job-will-be-in-downstream-relationship"/>Build and Deployment Job will be in downstream relationship.</text:p>
      <text:p text:style-name="P7">Build:-</text:p>
      <text:list xml:id="list6610812182159669821" text:style-name="L4">
        <text:list-item>
          <text:p text:style-name="P9">Build any Project - can be java or any other language using jenkins. </text:p>
        </text:list-item>
      </text:list>
      <text:p text:style-name="P7">Deployment:-</text:p>
      <text:list xml:id="list8017748228305551956" text:style-name="L5">
        <text:list-item>
          <text:p text:style-name="P13">Create a down stream deployment job to the build job . </text:p>
        </text:list-item>
        <text:list-item>
          <text:p text:style-name="P13">In the deployment job , deploy the artifact (war in case of java) to the application server (tomcat/joboss) using ansible in the downstream job. </text:p>
        </text:list-item>
        <text:list-item>
          <text:p text:style-name="P10">Ansible play book will include health check also, (status code == 200) , if health check fails, job should also fail. </text:p>
        </text:list-item>
      </text:list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SOLUTION<text:span text:style-name="T2"> :-</text:span></text:p>
      <text:p text:style-name="P6"><text:span text:style-name="T2">1. Provision YML file</text:span></text:p>
      <text:p text:style-name="P6"><text:span text:style-name="T2"/></text:p>
      <text:p text:style-name="P6"/>
      <text:p text:style-name="P6"><text:span text:style-name="T2">2. Provision Success file</text:span></text:p>
      <text:p text:style-name="P6"><text:span text:style-name="T2"/></text:p>
      <text:p text:style-name="P6"><text:span text:style-name="T2"/></text:p>
      <text:p text:style-name="P6"><text:span text:style-name="T2">3. Provision Jenkins file</text:span></text:p>
      <text:p text:style-name="P6"><text:span text:style-name="T2"/></text:p>
      <text:p text:style-name="P6"><text:span text:style-name="T2"/></text:p>
      <text:p text:style-name="P6"><text:span text:style-name="T2">4. Build YML file</text:span></text:p>
      <text:p text:style-name="P6"><text:span text:style-name="T2"/></text:p>
      <text:p text:style-name="P6"><text:span text:style-name="T2"/></text:p>
      <text:p text:style-name="P6"><text:span text:style-name="T2">5. Build Success file</text:span></text:p>
      <text:p text:style-name="P6"><text:span text:style-name="T2"/></text:p>
      <text:p text:style-name="P6"><text:span text:style-name="T2"/></text:p>
      <text:p text:style-name="P6"><text:span text:style-name="T2">6. Build Jenkins file</text:span></text:p>
      <text:p text:style-name="P6"><text:span text:style-name="T2"/></text:p>
      <text:p text:style-name="P6"><text:span text:style-name="T2"/></text:p>
      <text:p text:style-name="P6"><text:span text:style-name="T2">7. Deploy YML file</text:span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>8. Deploy Success file</text:span></text:p>
      <text:p text:style-name="P6"><text:span text:style-name="T2"/></text:p>
      <text:p text:style-name="P6"><text:span text:style-name="T2"/></text:p>
      <text:p text:style-name="P6"><text:span text:style-name="T2">9. Deploy Jenkins file</text:span></text:p>
      <text:list xml:id="list14144569171673" text:continue-list="list9085626021429107647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6T01:41:42.686741155</dc:date>
    <meta:editing-duration>P1DT16H53M51S</meta:editing-duration>
    <meta:editing-cycles>313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182" meta:character-count="1019" meta:non-whitespace-character-count="863"/>
  </office:meta>
</office:document-meta>
</file>